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384108"/>
    </style:style>
    <style:style style:name="P12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2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/>
    </style:style>
    <style:style style:name="P2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22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560259" officeooo:paragraph-rsid="0056072b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56072b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a933" style:font-name="inherit" fo:font-style="normal" fo:font-weight="normal" officeooo:rsid="00449123" fo:background-color="transparent" loext:char-shading-value="0" loext:padding="0cm" loext:border="none"/>
    </style:style>
    <style:style style:name="T11" style:family="text">
      <style:text-properties style:font-name="monospace" fo:font-size="10pt" style:font-size-asian="10pt" style:font-size-complex="10pt"/>
    </style:style>
    <style:style style:name="T12" style:family="text">
      <style:text-properties style:font-name="monospace" fo:font-size="10pt" officeooo:rsid="00237677" style:font-size-asian="10pt" style:font-size-complex="10pt"/>
    </style:style>
    <style:style style:name="T13" style:family="text">
      <style:text-properties officeooo:rsid="00202d18"/>
    </style:style>
    <style:style style:name="T14" style:family="text">
      <style:text-properties officeooo:rsid="0020edfd"/>
    </style:style>
    <style:style style:name="T15" style:family="text">
      <style:text-properties officeooo:rsid="00237677"/>
    </style:style>
    <style:style style:name="T16" style:family="text">
      <style:text-properties fo:color="#999999"/>
    </style:style>
    <style:style style:name="T17" style:family="text">
      <style:text-properties fo:color="#999999" officeooo:rsid="00237677"/>
    </style:style>
    <style:style style:name="T18" style:family="text">
      <style:text-properties fo:color="#999999" officeooo:rsid="0026793c"/>
    </style:style>
    <style:style style:name="T19" style:family="text">
      <style:text-properties fo:color="#999999" officeooo:rsid="00299511"/>
    </style:style>
    <style:style style:name="T20" style:family="text">
      <style:text-properties fo:color="#999999" officeooo:rsid="002b4312"/>
    </style:style>
    <style:style style:name="T21" style:family="text">
      <style:text-properties fo:color="#808080" officeooo:rsid="00255f50"/>
    </style:style>
    <style:style style:name="T22" style:family="text">
      <style:text-properties officeooo:rsid="0026793c"/>
    </style:style>
    <style:style style:name="T23" style:family="text">
      <style:text-properties fo:color="#00a933"/>
    </style:style>
    <style:style style:name="T24" style:family="text">
      <style:text-properties fo:color="#00a933" fo:font-weight="bold" officeooo:rsid="00392ba4" fo:background-color="transparent" loext:char-shading-value="0" style:font-weight-asian="bold" style:font-weight-complex="bold"/>
    </style:style>
    <style:style style:name="T25" style:family="text">
      <style:text-properties fo:color="#00a933" fo:font-weight="bold" officeooo:rsid="004cccdf" fo:background-color="transparent" loext:char-shading-value="0" style:font-weight-asian="bold" style:font-weight-complex="bold"/>
    </style:style>
    <style:style style:name="T26" style:family="text">
      <style:text-properties fo:color="#00a933" fo:font-weight="bold" officeooo:rsid="00449123" fo:background-color="transparent" loext:char-shading-value="0" style:font-weight-asian="bold" style:font-weight-complex="bold"/>
    </style:style>
    <style:style style:name="T27" style:family="text">
      <style:text-properties fo:color="#00a933" fo:font-weight="bold" officeooo:rsid="0049c045" fo:background-color="transparent" loext:char-shading-value="0" style:font-weight-asian="bold" style:font-weight-complex="bold"/>
    </style:style>
    <style:style style:name="T28" style:family="text">
      <style:text-properties fo:color="#00a933" fo:font-weight="bold" fo:background-color="transparent" loext:char-shading-value="0" style:font-weight-asian="bold" style:font-weight-complex="bold"/>
    </style:style>
    <style:style style:name="T29" style:family="text">
      <style:text-properties fo:color="#00a933" fo:font-weight="bold" officeooo:rsid="005510bf" fo:background-color="transparent" loext:char-shading-value="0" style:font-weight-asian="bold" style:font-weight-complex="bold"/>
    </style:style>
    <style:style style:name="T30" style:family="text">
      <style:text-properties fo:color="#00a933" fo:font-weight="bold" officeooo:rsid="0056072b" fo:background-color="transparent" loext:char-shading-value="0" style:font-weight-asian="bold" style:font-weight-complex="bold"/>
    </style:style>
    <style:style style:name="T31" style:family="text">
      <style:text-properties fo:color="#00a933" fo:font-weight="normal" officeooo:rsid="00449123" fo:background-color="transparent" loext:char-shading-value="0" style:font-weight-asian="normal" style:font-weight-complex="normal"/>
    </style:style>
    <style:style style:name="T32" style:family="text">
      <style:text-properties fo:color="#00a933" fo:font-weight="normal" officeooo:rsid="0056072b" fo:background-color="transparent" loext:char-shading-value="0" style:font-weight-asian="normal" style:font-weight-complex="normal"/>
    </style:style>
    <style:style style:name="T33" style:family="text">
      <style:text-properties fo:color="#00a933" fo:font-weight="normal" fo:background-color="transparent" loext:char-shading-value="0" style:font-weight-asian="normal" style:font-weight-complex="normal"/>
    </style:style>
    <style:style style:name="T34" style:family="text">
      <style:text-properties fo:color="#00a933" officeooo:rsid="00450c81"/>
    </style:style>
    <style:style style:name="T35" style:family="text">
      <style:text-properties fo:color="#00a933" officeooo:rsid="00449123"/>
    </style:style>
    <style:style style:name="T36" style:family="text">
      <style:text-properties fo:color="#00a933" officeooo:rsid="00406ee0"/>
    </style:style>
    <style:style style:name="T37" style:family="text">
      <style:text-properties fo:color="#00a933" officeooo:rsid="004857e7"/>
    </style:style>
    <style:style style:name="T38" style:family="text">
      <style:text-properties fo:color="#00a933" style:font-name="monospace" fo:font-size="10pt" officeooo:rsid="0026793c" style:font-size-asian="10pt" style:font-size-complex="10pt"/>
    </style:style>
    <style:style style:name="T39" style:family="text">
      <style:text-properties fo:color="#00a933" officeooo:rsid="0049c045"/>
    </style:style>
    <style:style style:name="T40" style:family="text">
      <style:text-properties fo:color="#00a933" officeooo:rsid="00449123" fo:background-color="transparent" loext:char-shading-value="0"/>
    </style:style>
    <style:style style:name="T41" style:family="text">
      <style:text-properties fo:color="#00a933" officeooo:rsid="00392ba4" fo:background-color="transparent" loext:char-shading-value="0"/>
    </style:style>
    <style:style style:name="T42" style:family="text">
      <style:text-properties fo:color="#00a933" officeooo:rsid="0049c045" fo:background-color="transparent" loext:char-shading-value="0"/>
    </style:style>
    <style:style style:name="T43" style:family="text">
      <style:text-properties officeooo:rsid="00449123"/>
    </style:style>
    <style:style style:name="T44" style:family="text">
      <style:text-properties officeooo:rsid="00450c81"/>
    </style:style>
    <style:style style:name="T45" style:family="text">
      <style:text-properties officeooo:rsid="004857e7"/>
    </style:style>
    <style:style style:name="T46" style:family="text">
      <style:text-properties officeooo:rsid="0049c045"/>
    </style:style>
    <style:style style:name="T47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48" style:family="text">
      <style:text-properties fo:font-weight="normal" fo:background-color="transparent" loext:char-shading-value="0" style:font-weight-asian="normal" style:font-weight-complex="normal"/>
    </style:style>
    <style:style style:name="T49" style:family="text">
      <style:text-properties officeooo:rsid="004cccdf"/>
    </style:style>
    <style:style style:name="T50" style:family="text">
      <style:text-properties officeooo:rsid="0056072b"/>
    </style:style>
    <style:style style:name="T51" style:family="text">
      <style:text-properties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2"><text:span text:style-name="Strong_20_Emphasis"><text:span text:style-name="T8">Docker machine install for Linux</text:span></text:span><text:span text:style-name="T9"> :</text:span></text:p>
      <text:p text:style-name="P13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20"><text:span text:style-name="T51">инициализируем новый контейнер, но в этот раз зададим для него имя хоста с по-</text:span></text:p>
      <text:p text:style-name="P4">мощью флага -h:</text:p>
      <text:p text:style-name="P2">docker run -h CONTAINER -i -t debian /bin/bash</text:p>
      <text:p text:style-name="P2">docker ps <text:s/>- <text:span text:style-name="T13">контейнеры</text:span></text:p>
      <text:p text:style-name="P2">docker inspect <text:span text:style-name="T14">ИМЯ контейнера</text:span></text:p>
      <text:p text:style-name="P2">docker inspect objective_kapitsa | grep IPAddress</text:p>
      <text:p text:style-name="P5"><text:span text:style-name="T11">docker run -h CONTAINER <text:s/>--name </text:span><text:span text:style-name="T12">vasya</text:span><text:span text:style-name="T11"> -i -t debian /bin/bash</text:span></text:p>
      <text:p text:style-name="P3">docker inspect --format {{.NetworkSettings.IPAddress}} <text:s/><text:span text:style-name="T15">vasya <text:s text:c="4"/></text:span><text:span text:style-name="T17">#172.18.0.2</text:span></text:p>
      <text:p text:style-name="P3"><text:span text:style-name="T1">docker diff vasya <text:s text:c="2"/><text:tab/></text:span><text:span text:style-name="T21">показывает измененные файлы в контейнере</text:span></text:p>
      <text:p text:style-name="P6">docker logs vasya <text:s text:c="2"/><text:tab/><text:span text:style-name="T18">лог всех событий</text:span></text:p>
      <text:p text:style-name="P7"><text:span text:style-name="T22">docker ps -a </text:span><text:span text:style-name="T18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4">ИМЯ <text:tab/> <text:s/><text:tab/></text:span><text:span text:style-name="T19">удалить окончательно</text:span></text:p>
      <text:p text:style-name="P15"/>
      <text:p text:style-name="P6"><text:span text:style-name="T22">docker rm -v $(docker ps -aq -f status=exited) <text:s text:c="2"/></text:span><text:span text:style-name="T20">удалить все остановленные</text:span><text:span text:style-name="T18"><text:tab/></text:span></text:p>
      <text:p text:style-name="P9"><text:span text:style-name="T2">docker rm -v $(docker ps -aq -f status=</text:span><text:span text:style-name="T3">created</text:span><text:span text:style-name="T2">)</text:span></text:p>
      <text:p text:style-name="P16">docker rm 3e4029856551</text:p>
      <text:p text:style-name="P9"><text:span text:style-name="T2">docker </text:span><text:span text:style-name="T4">start</text:span><text:span text:style-name="T2"> 02b4b3b7b905</text:span></text:p>
      <text:p text:style-name="P16">docker stop 02b4b3b7b905</text:p>
      <text:p text:style-name="P16"/>
      <text:p text:style-name="P16">С помощью Docker можно запустить командную оболочку shell внутри контейнера, выполнив следующую команду:</text:p>
      <text:p text:style-name="P21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6"/>
      <text:p text:style-name="P22"><text:span text:style-name="T23">docker run -it --name cowsay -h cowsay </text:span><text:span text:style-name="T37">debian</text:span><text:span text:style-name="T23"> bash </text:span></text:p>
      <text:p text:style-name="P22"><text:span text:style-name="T23">apt-get update </text:span><text:span text:style-name="T36">&amp;&amp; </text:span><text:span text:style-name="T23">apt-get install -y cowsay fortune </text:span></text:p>
      <text:p text:style-name="P23"><text:span text:style-name="T34">echo </text:span><text:span text:style-name="T35">"while true; do clear &amp;&amp; /usr/games/fortune | /usr/games/cowsay &amp;&amp; sleep </text:span><text:span text:style-name="T34">3</text:span><text:span text:style-name="T35">; done" &gt; /</text:span><text:span text:style-name="T39">usr/games/</text:span><text:span text:style-name="T35">test.sh</text:span></text:p>
      <text:p text:style-name="P23"><text:span text:style-name="T35">chmod +x /usr/games/test.sh</text:span></text:p>
      <text:p text:style-name="P26"><text:span text:style-name="T35">/</text:span><text:span text:style-name="T39">usr/games/</text:span><text:span text:style-name="T35">test.sh</text:span></text:p>
      <text:p text:style-name="P9"><text:span text:style-name="T16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span></text:p>
      <text:p text:style-name="P24">docker commit cowsay test/cowsayimage</text:p>
      <text:p text:style-name="P10"><text:s/>Теперь у нас есть образ с предустановленным приложением cowsay, который мы можем запускать в любое время:</text:p>
      <text:p text:style-name="P25">docker run <text:s/>-e TERM=xterm <text:s/>test/cowsayimage <text:span text:style-name="T49">sh </text:span><text:span text:style-name="T43">/</text:span><text:span text:style-name="T46">usr/games/</text:span><text:span text:style-name="T43">test.sh</text:span></text:p>
      <text:p text:style-name="P28"><text:span text:style-name="T40">docker </text:span><text:span text:style-name="T41">run</text:span><text:span text:style-name="T40"> --tty </text:span><text:span text:style-name="T41">test/cowsayimage</text:span><text:span text:style-name="T40"> env TERM=xterm /</text:span><text:span text:style-name="T42">usr/games/</text:span><text:span text:style-name="T40">test.sh</text:span></text:p>
      <text:p text:style-name="P29"><text:span text:style-name="T32">echo alias cowsay="'docker run --tty test/cowsayimage env TERM=xterm /usr/games/test.sh'"&gt;&gt;.bashrc</text:span></text:p>
      <text:p text:style-name="P30"><text:span text:style-name="T47">п</text:span><text:span text:style-name="T48">ерезагрузить терминал</text:span></text:p>
      <text:p text:style-name="P27"><text:span text:style-name="T26">cowsay</text:span></text:p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08T07:03:23.790484431</dc:date>
    <meta:editing-duration>PT3H36M16S</meta:editing-duration>
    <meta:editing-cycles>58</meta:editing-cycles>
    <meta:document-statistic meta:table-count="0" meta:image-count="0" meta:object-count="0" meta:page-count="1" meta:paragraph-count="41" meta:word-count="317" meta:character-count="2372" meta:non-whitespace-character-count="2069"/>
  </office:meta>
</office:document-meta>
</file>